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Hyperlink" style:family="text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Labelling and Camera repositioning</text:p>
      <text:p text:style-name="Normal"><text:a xlink:href="https://discourse.threejs.org/t/adding-a-marker-to-3d-model/19472" office:target-frame-name="_top" xlink:show="replace"><text:span text:style-name="T2">https://discourse.threejs.org/t/adding-a-marker-to-3d-model/19472</text:span></text:a></text:p>
      <text:p text:style-name="P3">All that’s left for the 3D model is to label and annotate while the user rotates the model. Should be done before Sunday.<text:s/></text:p>
      <text:p text:style-name="Normal"><text:a xlink:href="https://threejsfundamentals.org/threejs/lessons/threejs-align-html-elements-to-3d.html" office:target-frame-name="_top" xlink:show="replace"><text:span text:style-name="T4">https://threejsfundamentals.org/threejs/lessons/threejs-align-html-elements-to-3d.html</text:span></text:a></text:p>
      <text:p text:style-name="Normal"><text:span text:style-name="T5">Will consult these resources before attempting to label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ain Salimuddin</meta:initial-creator>
    <dc:creator>Zain Salimuddin</dc:creator>
    <meta:creation-date>2021-05-12T04:19:00Z</meta:creation-date>
    <dc:date>2021-05-12T04:22:00Z</dc:date>
    <meta:template xlink:href="Normal" xlink:type="simple"/>
    <meta:editing-cycles>1</meta:editing-cycles>
    <meta:editing-duration>PT120S</meta:editing-duration>
    <meta:document-statistic meta:page-count="1" meta:paragraph-count="1" meta:word-count="82" meta:character-count="553" meta:row-count="3" meta:non-whitespace-character-count="472"/>
  </office:meta>
</office:document-meta>
</file>